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d6df" officeooo:paragraph-rsid="0007d6df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7d6df" officeooo:paragraph-rsid="0007d6d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f677c" officeooo:paragraph-rsid="000f677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officeooo:rsid="0007d6df" officeooo:paragraph-rsid="0007d6df" style:font-size-asian="14pt" style:font-size-complex="14pt"/>
    </style:style>
    <style:style style:name="P5" style:family="paragraph" style:parent-style-name="Standard">
      <style:text-properties fo:font-weight="normal" officeooo:rsid="00088968" officeooo:paragraph-rsid="00088968" style:font-weight-asian="normal" style:font-weight-complex="normal"/>
    </style:style>
    <style:style style:name="P6" style:family="paragraph" style:parent-style-name="Standard">
      <style:text-properties officeooo:rsid="000f677c" officeooo:paragraph-rsid="000f677c"/>
    </style:style>
    <style:style style:name="P7" style:family="paragraph" style:parent-style-name="Standard">
      <style:text-properties fo:font-weight="bold" officeooo:rsid="00088968" officeooo:paragraph-rsid="00088968" style:font-weight-asian="bold" style:font-weight-complex="bold"/>
    </style:style>
    <style:style style:name="P8" style:family="paragraph" style:parent-style-name="Standard">
      <style:text-properties officeooo:rsid="000f8790" officeooo:paragraph-rsid="000f8790"/>
    </style:style>
    <style:style style:name="P9" style:family="paragraph" style:parent-style-name="Standard">
      <style:text-properties officeooo:rsid="0013c728" officeooo:paragraph-rsid="0013c728"/>
    </style:style>
    <style:style style:name="P10" style:family="paragraph" style:parent-style-name="Standard">
      <style:text-properties officeooo:rsid="000e8c10" officeooo:paragraph-rsid="0011c910"/>
    </style:style>
    <style:style style:name="T1" style:family="text">
      <style:text-properties officeooo:rsid="000a6f42"/>
    </style:style>
    <style:style style:name="T2" style:family="text">
      <style:text-properties officeooo:rsid="000e8c1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f7e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0f017"/>
    </style:style>
    <style:style style:name="T7" style:family="text">
      <style:text-properties officeooo:rsid="0013f7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ork completed on this application</text:p>
      <text:p text:style-name="P2"/>
      <text:p text:style-name="P4">Understanding How Sprint Orienteers Make Decisions</text:p>
      <text:p text:style-name="P4"/>
      <text:p text:style-name="P6"><text:span text:style-name="T5">5-Jan-2019</text:span><text:span text:style-name="T3"><text:tab/></text:span><text:span text:style-name="T5">‘Can we’ demo added. <text:s/>Some work completed on introductory training for beginners.</text:span></text:p>
      <text:p text:style-name="P8"><text:span text:style-name="T5">8-Jan-2019</text:span><text:tab/>Training improved and looped depending of the results of the test, 4 ‘Can We’ trials included, completion cleaned up.</text:p>
      <text:p text:style-name="P9"><text:span text:style-name="T3">1</text:span><text:span text:style-name="T4">8</text:span><text:span text:style-name="T3">-Jan-2019</text:span><text:tab/>App structure defined. <text:s/>Added xml for named users &amp; test structures, <text:span text:style-name="T7">events used to trigger critical events avoiding the pyramid of doom.</text:span></text:p>
      <text:p text:style-name="P10"/>
      <text:p text:style-name="P1"/>
      <text:p text:style-name="P7">Inquiries</text:p>
      <text:p text:style-name="P5"><text:span text:style-name="T2">Please address your </text:span>questions <text:span text:style-name="T2">to</text:span> <text:span text:style-name="T1">Ian Davies</text:span> (+61 4 <text:span text:style-name="T1">0006</text:span> <text:span text:style-name="T1">0971</text:span>, email. <text:span text:style-name="T6">idav@netspace.net.au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09:21:38.878692078</meta:creation-date>
    <dc:date>2019-01-18T09:32:13.757629675</dc:date>
    <meta:editing-duration>PT1H52M12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81" meta:character-count="553" meta:non-whitespace-character-count="477"/>
  </office:meta>
</office:document-meta>
</file>